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4e217" officeooo:paragraph-rsid="0004e217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04e217" officeooo:paragraph-rsid="0004e217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4e217" officeooo:paragraph-rsid="0004e217" style:font-size-asian="10.5pt" style:font-weight-asian="bold" style:font-size-complex="12pt" style:font-weight-complex="bold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E de cde moteurs, pan-tilt, bras articulé</text:p>
      <text:p text:style-name="P2"/>
      <text:p text:style-name="P2">Ordre des cdes à insérer dans le Terminal Arduino :</text:p>
      <text:p text:style-name="P2"/>
      <text:p text:style-name="P3">vitMG,vitMD,sensMG,sensMD,RotCam,<text:span text:style-name="T1">É</text:span><text:span text:style-name="T2">levCam,RotBras,</text:span><text:span text:style-name="T1">É</text:span><text:span text:style-name="T2">levBras,AvArBras,PinceBras</text:span></text:p>
      <text:p text:style-name="P3"/>
      <text:p text:style-name="P3"><text:span text:style-name="T3">Brochage :</text:span></text:p>
      <text:p text:style-name="P3"/>
      <text:p text:style-name="P3"><text:span text:style-name="T3">0<text:tab/>Réserve téléversement/communication</text:span></text:p>
      <text:p text:style-name="P3"><text:span text:style-name="T3">1<text:tab/>Réserve téléversement/communication</text:span></text:p>
      <text:p text:style-name="P3"><text:span text:style-name="T3">2<text:tab/>Servomoteur rotation caméra</text:span></text:p>
      <text:p text:style-name="P3"><text:span text:style-name="T3">3<text:tab/>Servomoteur haut/bas caméra</text:span></text:p>
      <text:p text:style-name="P3"><text:span text:style-name="T3">4<text:tab/>Moteur M1 (gauche) sens moteur</text:span></text:p>
      <text:p text:style-name="P3"><text:span text:style-name="T3">5<text:tab/>Moteur E1 <text:s/>(gauche) vitesse pwm</text:span></text:p>
      <text:p text:style-name="P3"><text:span text:style-name="T3">6<text:tab/>Moteur E2 <text:s/>(droit) vitesse pwm</text:span></text:p>
      <text:p text:style-name="P3"><text:span text:style-name="T3">7<text:tab/>Moteur M2 (droit) sens moteur</text:span></text:p>
      <text:p text:style-name="P3"><text:span text:style-name="T3">8<text:tab/>Bras servo base (rotation)</text:span></text:p>
      <text:p text:style-name="P3"><text:span text:style-name="T3">9<text:tab/>Bras servo Avant / Arrière</text:span></text:p>
      <text:p text:style-name="P3"><text:span text:style-name="T3">10<text:tab/>Bras servo élévation</text:span></text:p>
      <text:p text:style-name="P3"><text:span text:style-name="T3">11 <text:tab/>Bras servo pin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py56 </meta:initial-creator>
    <meta:creation-date>2017-09-16T15:49:24.781302461</meta:creation-date>
    <dc:date>2017-09-16T16:06:35.187079587</dc:date>
    <dc:creator>papy56 </dc:creator>
    <meta:editing-duration>PT2M14S</meta:editing-duration>
    <meta:editing-cycles>2</meta:editing-cycles>
    <meta:generator>LibreOffice/4.2.8.2$Linux_X86_64 LibreOffice_project/420m0$Build-2</meta:generator>
    <meta:printed-by>papy56 </meta:printed-by>
    <meta:print-date>2017-09-16T16:05:37.920425462</meta:print-date>
    <meta:document-statistic meta:table-count="0" meta:image-count="0" meta:object-count="0" meta:page-count="1" meta:paragraph-count="16" meta:word-count="77" meta:character-count="545" meta:non-whitespace-character-count="481"/>
  </office:meta>
</office:document-meta>
</file>